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127622" loext:opacity="100%" style:font-name="Arial" fo:font-size="12pt" style:text-underline-style="none" fo:font-weight="bold" officeooo:rsid="0010868b" officeooo:paragraph-rsid="0010868b" style:font-size-asian="10.5pt" style:font-weight-asian="bold" style:font-size-complex="12pt" style:font-weight-complex="bold"/>
    </style:style>
    <style:style style:name="P2" style:family="paragraph" style:parent-style-name="Standard">
      <style:text-properties fo:color="#127622" loext:opacity="100%" style:font-name="Arial" fo:font-size="12pt" style:text-underline-style="none" fo:font-weight="bold" officeooo:rsid="0010868b" officeooo:paragraph-rsid="0018ddc7" style:font-size-asian="10.5pt" style:font-weight-asian="bold" style:font-size-complex="12pt" style:font-weight-complex="bold"/>
    </style:style>
    <style:style style:name="P3" style:family="paragraph" style:parent-style-name="Standard">
      <style:text-properties fo:color="#127622" loext:opacity="100%" style:font-name="Arial" fo:font-size="12pt" style:text-underline-style="none" fo:font-weight="bold" officeooo:rsid="00187383" officeooo:paragraph-rsid="00187383" style:font-size-asian="10.5pt" style:font-weight-asian="bold" style:font-size-complex="12pt" style:font-weight-complex="bold"/>
    </style:style>
    <style:style style:name="P4" style:family="paragraph" style:parent-style-name="Standard">
      <style:text-properties fo:color="#127622" loext:opacity="100%" style:font-name="Arial" fo:font-size="12pt" style:text-underline-style="none" fo:font-weight="bold" officeooo:rsid="0011137c" officeooo:paragraph-rsid="0018ddc7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127622" loext:opacity="100%" style:font-name="Arial" fo:font-size="12pt" style:text-underline-style="none" fo:font-weight="bold" officeooo:rsid="0011137c" officeooo:paragraph-rsid="001b7c00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127622" loext:opacity="100%" style:font-name="Arial" fo:font-size="12pt" fo:font-style="normal" style:text-underline-style="none" fo:font-weight="bold" officeooo:rsid="001a490b" officeooo:paragraph-rsid="001a490b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color="#c9211e" loext:opacity="100%" style:font-name="Arial" fo:font-size="12pt" style:text-underline-style="none" fo:font-weight="bold" officeooo:rsid="0010868b" officeooo:paragraph-rsid="0018ddc7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c9211e" loext:opacity="100%" style:font-name="Arial" fo:font-size="12pt" style:text-underline-style="none" fo:font-weight="bold" officeooo:rsid="0011137c" officeooo:paragraph-rsid="0018ddc7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c9211e" loext:opacity="100%" style:font-name="Arial" fo:font-size="12pt" style:text-underline-style="none" fo:font-weight="bold" officeooo:rsid="0011137c" officeooo:paragraph-rsid="001b7c00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c9211e" loext:opacity="100%" style:font-name="Arial" fo:font-size="12pt" fo:font-style="normal" style:text-underline-style="none" fo:font-weight="bold" officeooo:rsid="001a490b" officeooo:paragraph-rsid="001a490b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color="#355269" loext:opacity="100%" style:font-name="Arial" fo:font-size="12pt" style:text-underline-style="none" fo:font-weight="bold" officeooo:rsid="0010868b" officeooo:paragraph-rsid="0018ddc7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355269" loext:opacity="100%" style:font-name="Arial" fo:font-size="12pt" style:text-underline-style="none" fo:font-weight="bold" officeooo:rsid="0011137c" officeooo:paragraph-rsid="0018ddc7" style:font-size-asian="10.5pt" style:font-weight-asian="bold" style:font-size-complex="12pt" style:font-weight-complex="bold"/>
    </style:style>
    <style:style style:name="P13" style:family="paragraph" style:parent-style-name="Standard">
      <style:text-properties style:use-window-font-color="true" loext:opacity="0%" style:font-name="Arial" fo:font-size="12pt" fo:font-style="normal" style:text-underline-style="none" fo:font-weight="bold" officeooo:rsid="001384a7" officeooo:paragraph-rsid="001384a7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use-window-font-color="true" loext:opacity="0%" style:font-name="Arial" fo:font-size="12pt" fo:font-style="normal" style:text-underline-style="none" fo:font-weight="bold" officeooo:rsid="001a490b" officeooo:paragraph-rsid="001a490b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Arial" fo:font-size="18pt" style:text-underline-style="solid" style:text-underline-width="auto" style:text-underline-color="font-color" fo:font-weight="bold" officeooo:rsid="0010868b" officeooo:paragraph-rsid="0010868b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Arial" fo:font-size="12pt" style:text-underline-style="none" fo:font-weight="bold" officeooo:rsid="0010868b" officeooo:paragraph-rsid="0018ddc7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Arial" fo:font-size="12pt" style:text-underline-style="none" fo:font-weight="bold" officeooo:rsid="0010868b" officeooo:paragraph-rsid="0010868b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Arial" fo:font-size="12pt" style:text-underline-style="none" fo:font-weight="bold" officeooo:rsid="0012d2a9" officeooo:paragraph-rsid="0012d2a9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Arial" fo:font-size="12pt" style:text-underline-style="none" fo:font-weight="bold" officeooo:rsid="0011137c" officeooo:paragraph-rsid="0012d2a9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Arial" fo:font-size="12pt" style:text-underline-style="none" fo:font-weight="bold" officeooo:rsid="0011137c" officeooo:paragraph-rsid="0011137c" style:font-size-asian="10.5pt" style:font-weight-asian="bold" style:font-size-complex="12pt" style:font-weight-complex="bold"/>
    </style:style>
    <style:style style:name="P21" style:family="paragraph" style:parent-style-name="Standard">
      <style:text-properties style:font-name="Arial" fo:font-size="12pt" style:text-underline-style="none" fo:font-weight="bold" officeooo:rsid="0011137c" officeooo:paragraph-rsid="0018ddc7" style:font-size-asian="10.5pt" style:font-weight-asian="bold" style:font-size-complex="12pt" style:font-weight-complex="bold"/>
    </style:style>
    <style:style style:name="P22" style:family="paragraph" style:parent-style-name="Standard">
      <style:text-properties style:font-name="Arial" fo:font-size="12pt" style:text-underline-style="none" fo:font-weight="bold" officeooo:rsid="0011137c" officeooo:paragraph-rsid="001b7c00" style:font-size-asian="10.5pt" style:font-weight-asian="bold" style:font-size-complex="12pt" style:font-weight-complex="bold"/>
    </style:style>
    <style:style style:name="P23" style:family="paragraph" style:parent-style-name="Standard">
      <style:text-properties style:font-name="Arial" fo:font-size="12pt" style:text-underline-style="none" fo:font-weight="bold" officeooo:rsid="001384a7" officeooo:paragraph-rsid="001384a7" style:font-size-asian="10.5pt" style:font-weight-asian="bold" style:font-size-complex="12pt" style:font-weight-complex="bold"/>
    </style:style>
    <style:style style:name="P24" style:family="paragraph" style:parent-style-name="Standard">
      <style:text-properties fo:color="#666666" loext:opacity="100%" style:font-name="Arial" fo:font-size="12pt" fo:font-style="italic" style:text-underline-style="none" fo:font-weight="bold" officeooo:rsid="0011137c" officeooo:paragraph-rsid="0011137c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fo:color="#666666" loext:opacity="100%" style:font-name="Arial" fo:font-size="12pt" fo:font-style="italic" style:text-underline-style="none" fo:font-weight="bold" officeooo:rsid="001384a7" officeooo:paragraph-rsid="001384a7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fo:color="#b47804" loext:opacity="100%" style:font-name="Arial" fo:font-size="12pt" style:text-underline-style="none" fo:font-weight="bold" officeooo:rsid="0011137c" officeooo:paragraph-rsid="0011137c" style:font-size-asian="10.5pt" style:font-weight-asian="bold" style:font-size-complex="12pt" style:font-weight-complex="bold"/>
    </style:style>
    <style:style style:name="P27" style:family="paragraph" style:parent-style-name="Standard">
      <style:text-properties style:font-name="Arial" fo:font-size="12pt" style:text-underline-style="none" fo:font-weight="bold" officeooo:rsid="0011137c" officeooo:paragraph-rsid="001d5f57" style:font-size-asian="10.5pt" style:font-weight-asian="bold" style:font-size-complex="12pt" style:font-weight-complex="bold"/>
    </style:style>
    <style:style style:name="P28" style:family="paragraph" style:parent-style-name="Standard">
      <style:text-properties style:font-name="Arial" fo:font-size="12pt" style:text-underline-style="none" fo:font-weight="bold" officeooo:rsid="0011137c" officeooo:paragraph-rsid="001efe0e" style:font-size-asian="10.5pt" style:font-weight-asian="bold" style:font-size-complex="12pt" style:font-weight-complex="bold"/>
    </style:style>
    <style:style style:name="P29" style:family="paragraph" style:parent-style-name="Standard">
      <style:text-properties style:font-name="Arial" fo:font-size="12pt" style:text-underline-style="none" fo:font-weight="bold" officeooo:rsid="0011137c" officeooo:paragraph-rsid="001384a7" style:font-size-asian="10.5pt" style:font-weight-asian="bold" style:font-size-complex="12pt" style:font-weight-complex="bold"/>
    </style:style>
    <style:style style:name="P30" style:family="paragraph" style:parent-style-name="Standard">
      <style:text-properties style:font-name="Arial" fo:font-size="12pt" style:text-underline-style="none" fo:font-weight="bold" officeooo:rsid="0011137c" officeooo:paragraph-rsid="0011137c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Arial" fo:font-size="12pt" style:text-underline-style="none" fo:font-weight="bold" officeooo:rsid="001384a7" officeooo:paragraph-rsid="001384a7" style:font-size-asian="10.5pt" style:font-weight-asian="bold" style:font-size-complex="12pt" style:font-weight-complex="bold"/>
    </style:style>
    <style:style style:name="P32" style:family="paragraph" style:parent-style-name="Standard">
      <style:text-properties style:font-name="Arial" fo:font-size="12pt" style:text-underline-style="none" fo:font-weight="bold" officeooo:rsid="001384a7" officeooo:paragraph-rsid="002064b6" style:font-size-asian="10.5pt" style:font-weight-asian="bold" style:font-size-complex="12pt" style:font-weight-complex="bold"/>
    </style:style>
    <style:style style:name="P33" style:family="paragraph" style:parent-style-name="Standard">
      <style:text-properties style:font-name="Arial" fo:font-size="12pt" style:text-underline-style="none" fo:font-weight="bold" officeooo:rsid="00224af3" officeooo:paragraph-rsid="00224af3" style:font-size-asian="10.5pt" style:font-weight-asian="bold" style:font-size-complex="12pt" style:font-weight-complex="bold"/>
    </style:style>
    <style:style style:name="P34" style:family="paragraph" style:parent-style-name="Standard">
      <style:text-properties fo:color="#355269" loext:opacity="100%" style:font-name="Arial" fo:font-size="12pt" style:text-underline-style="none" fo:font-weight="bold" officeooo:rsid="001d0804" officeooo:paragraph-rsid="001d0804" style:font-size-asian="10.5pt" style:font-weight-asian="bold" style:font-size-complex="12pt" style:font-weight-complex="bold"/>
    </style:style>
    <style:style style:name="P35" style:family="paragraph" style:parent-style-name="Standard">
      <style:text-properties fo:color="#355269" loext:opacity="100%" style:font-name="Arial" fo:font-size="12pt" style:text-underline-style="none" fo:font-weight="bold" officeooo:rsid="0011137c" officeooo:paragraph-rsid="0011137c" style:font-size-asian="10.5pt" style:font-weight-asian="bold" style:font-size-complex="12pt" style:font-weight-complex="bold"/>
    </style:style>
    <style:style style:name="P36" style:family="paragraph" style:parent-style-name="Standard">
      <style:text-properties fo:color="#b47804" loext:opacity="100%" style:font-name="Arial" fo:font-size="12pt" style:text-underline-style="none" fo:font-weight="bold" officeooo:rsid="001384a7" officeooo:paragraph-rsid="001384a7" style:font-size-asian="10.5pt" style:font-weight-asian="bold" style:font-size-complex="12pt" style:font-weight-complex="bold"/>
    </style:style>
    <style:style style:name="P37" style:family="paragraph" style:parent-style-name="Standard">
      <style:text-properties fo:color="#127622" loext:opacity="100%" style:font-name="Arial" fo:font-size="12pt" fo:font-style="normal" style:text-underline-style="none" fo:font-weight="bold" officeooo:rsid="0011137c" officeooo:paragraph-rsid="001d5f57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666666" loext:opacity="100%" fo:font-style="italic" style:font-style-asian="italic" style:font-style-complex="italic"/>
    </style:style>
    <style:style style:name="T2" style:family="text">
      <style:text-properties officeooo:rsid="001384a7"/>
    </style:style>
    <style:style style:name="T3" style:family="text">
      <style:text-properties officeooo:rsid="00187383"/>
    </style:style>
    <style:style style:name="T4" style:family="text">
      <style:text-properties officeooo:rsid="0018ddc7"/>
    </style:style>
    <style:style style:name="T5" style:family="text">
      <style:text-properties officeooo:rsid="00194441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officeooo:rsid="001b7c00"/>
    </style:style>
    <style:style style:name="T8" style:family="text">
      <style:text-properties officeooo:rsid="001b7c00"/>
    </style:style>
    <style:style style:name="T9" style:family="text">
      <style:text-properties officeooo:rsid="001d0804"/>
    </style:style>
    <style:style style:name="T10" style:family="text">
      <style:text-properties officeooo:rsid="001d5f57"/>
    </style:style>
    <style:style style:name="T11" style:family="text">
      <style:text-properties officeooo:rsid="001dd2fc"/>
    </style:style>
    <style:style style:name="T12" style:family="text">
      <style:text-properties officeooo:rsid="001efe0e"/>
    </style:style>
    <style:style style:name="T13" style:family="text">
      <style:text-properties officeooo:rsid="002064b6"/>
    </style:style>
    <style:style style:name="T14" style:family="text">
      <style:text-properties officeooo:rsid="00224af3"/>
    </style:style>
    <style:style style:name="T15" style:family="text">
      <style:text-properties officeooo:rsid="0023f467"/>
    </style:style>
    <style:style style:name="T16" style:family="text">
      <style:text-properties officeooo:rsid="0024191a"/>
    </style:style>
    <style:style style:name="T17" style:family="text">
      <style:text-properties officeooo:rsid="0025dbd3"/>
    </style:style>
    <style:style style:name="T18" style:family="text">
      <style:text-properties officeooo:rsid="00265df1"/>
    </style:style>
    <style:style style:name="T19" style:family="text">
      <style:text-properties officeooo:rsid="002776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ables to be labeled, both ends</text:p>
      <text:p text:style-name="P1"><text:span text:style-name="T4">6</text:span><text:span text:style-name="T3"><text:tab/></text:span>Computer Power</text:p>
      <text:p text:style-name="P1"><text:span text:style-name="T4">6</text:span><text:span text:style-name="T3"><text:tab/></text:span>Monitor</text:p>
      <text:p text:style-name="P1"><text:span text:style-name="T4">6</text:span><text:span text:style-name="T3"><text:tab/></text:span>Network Switch</text:p>
      <text:p text:style-name="P1"><text:span text:style-name="T4">6</text:span><text:span text:style-name="T3"><text:tab/></text:span>AlphaPix 4 (Ethernet)</text:p>
      <text:p text:style-name="P1"><text:span text:style-name="T4">6</text:span><text:span text:style-name="T3"><text:tab/></text:span>AlphaPix 16</text:p>
      <text:p text:style-name="P1"><text:span text:style-name="T4">6</text:span><text:span text:style-name="T3"><text:tab/></text:span>Computer</text:p>
      <text:p text:style-name="P1"><text:span text:style-name="T4">6</text:span><text:span text:style-name="T3"><text:tab/></text:span>Universe 3 Right Yard, ctlr behind right bushes</text:p>
      <text:p text:style-name="P1"><text:span text:style-name="T4">6</text:span><text:span text:style-name="T3"><text:tab/></text:span>Universe 2 to Chinese 27</text:p>
      <text:p text:style-name="P1"><text:span text:style-name="T4">6</text:span><text:span text:style-name="T3"><text:tab/></text:span>Chinese 27 to LOR CBD24</text:p>
      <text:p text:style-name="P1"><text:span text:style-name="T4">6</text:span><text:span text:style-name="T3"><text:tab/></text:span>Universe 2 to Left Yard, Ctlr behind bushes</text:p>
      <text:p text:style-name="P1"><text:span text:style-name="T4">6</text:span><text:span text:style-name="T3"><text:tab/></text:span>USB computer to LOR dongle</text:p>
      <text:p text:style-name="P1"><text:span text:style-name="T4">6</text:span><text:span text:style-name="T3"><text:tab/></text:span>LOR dongle to LOR ctlr main</text:p>
      <text:p text:style-name="P3"><text:span text:style-name="T4">6</text:span><text:tab/>Video Comp to Monitor</text:p>
      <text:p text:style-name="P7"><text:span text:style-name="T4">1<text:tab/></text:span>C9 Eaves Chase Red</text:p>
      <text:p text:style-name="P2"><text:span text:style-name="T4">2<text:tab/></text:span>C9 Eaves Chase Grn</text:p>
      <text:p text:style-name="P11"><text:span text:style-name="T4">3<text:tab/></text:span>C9 Eaves Chase Blu</text:p>
      <text:p text:style-name="P16"><text:span text:style-name="T4">4<text:tab/></text:span>C9 Eaves Chase Wht</text:p>
      <text:p text:style-name="P7"><text:span text:style-name="T4">1<text:tab/></text:span>Middle Bushes Red</text:p>
      <text:p text:style-name="P2"><text:span text:style-name="T4">2<text:tab/></text:span>Middle Bushes Grn</text:p>
      <text:p text:style-name="P11"><text:span text:style-name="T4">3<text:tab/></text:span>Middle Bushes Blu</text:p>
      <text:p text:style-name="P16"><text:span text:style-name="T4">4<text:tab/></text:span>Middle Bushes Wht</text:p>
      <text:p text:style-name="P2"><text:span text:style-name="T4">4,7<text:tab/></text:span>Eave Pixels Strip 1 Left Horiz</text:p>
      <text:p text:style-name="P2"><text:span text:style-name="T4">4,7<text:tab/></text:span>Eave Pixels Strip 2 Left Diag</text:p>
      <text:p text:style-name="P2"><text:span text:style-name="T4">4,7<text:tab/></text:span>Eave Pixels Strip 3 Right Diag</text:p>
      <text:p text:style-name="P2"><text:span text:style-name="T4">4,7<text:tab/></text:span>Eave Pixels Strip 4 Right Horiz</text:p>
      <text:p text:style-name="P1"><text:span text:style-name="T5">4,7<text:tab/></text:span>Power Inject Eave Pixels Strips 2 and 3 at peak of roof</text:p>
      <text:p text:style-name="P1"><text:span text:style-name="T5">4,7<text:tab/></text:span>Power Inject Eave Pixels Strip 1</text:p>
      <text:p text:style-name="P1"><text:span text:style-name="T5">4,7<text:tab/></text:span>Power Inject Eave Pixels Strip 4</text:p>
      <text:p text:style-name="P18"><text:span text:style-name="T14">2<text:tab/></text:span>Pwr Inj for Big Pixel Tree</text:p>
      <text:p text:style-name="P18"><text:span text:style-name="T14">2<text:tab/></text:span>Pwr Inj for Candy Cane Pixel Fence</text:p>
      <text:p text:style-name="P18"><text:span text:style-name="T14">2<text:tab/></text:span>Candy Cane Fence Data</text:p>
      <text:p text:style-name="P18"><text:span text:style-name="T14">2<text:tab/></text:span>Big Pixel Tree Data</text:p>
      <text:p text:style-name="P18"><text:span text:style-name="T18">10<text:tab/></text:span>Coro Snowflakes Data</text:p>
      <text:p text:style-name="P18"><text:span text:style-name="T18">10<text:tab/></text:span>Coro Snowflakes Power Inj</text:p>
      <text:p text:style-name="P18"><text:span text:style-name="T16">10<text:tab/></text:span>Wheel of Dharma <text:span text:style-name="T2">Power</text:span></text:p>
      <text:p text:style-name="P19"><text:span text:style-name="T9">4,7<text:tab/></text:span>Snowfall Projectors</text:p>
      <text:p text:style-name="P20"><text:span text:style-name="T9">4,7<text:tab/></text:span>Falling Dot Projectors</text:p>
      <text:p text:style-name="P35"><text:span text:style-name="T9">3,7<text:tab/></text:span>Swirlies Snowflakes</text:p>
      <text:p text:style-name="P8"><text:span text:style-name="T4">1<text:tab/></text:span>Right Bushes Red</text:p>
      <text:p text:style-name="P4"><text:span text:style-name="T4">2<text:tab/></text:span>Right Bushes Grn</text:p>
      <text:p text:style-name="P12"><text:span text:style-name="T4">3<text:tab/></text:span>Right Bushes Blu</text:p>
      <text:p text:style-name="P21"><text:span text:style-name="T4">4<text:tab/></text:span>Right Bushes Wht</text:p>
      <text:p text:style-name="P20"><text:span text:style-name="T14">2<text:tab/></text:span>Swirlies Street</text:p>
      <text:p text:style-name="P20"><text:span text:style-name="T14">2<text:tab/></text:span>Swirlies Oak</text:p>
      <text:p text:style-name="P20"><text:span text:style-name="T14">2<text:tab/></text:span>Swirlies Pine</text:p>
      <text:p text:style-name="P20"><text:span text:style-name="T14">2<text:tab/></text:span>Lasers Street</text:p>
      <text:p text:style-name="P20"><text:span text:style-name="T14">2<text:tab/></text:span>Lasers Driveway</text:p>
      <text:p text:style-name="P33"><text:soft-page-break/>2<text:tab/>Lasers House Front</text:p>
      <text:p text:style-name="P20"><text:span text:style-name="T14">8<text:tab/></text:span>Nativity Blowmolds</text:p>
      <text:p text:style-name="P20"><text:span text:style-name="T16">9<text:tab/></text:span>Tomato Tree 1A, 2A, 3A, 4A, 5A, 6A, 7A, 8A</text:p>
      <text:p text:style-name="P20"><text:span text:style-name="T16">9,10<text:tab/></text:span>Same for row B</text:p>
      <text:p text:style-name="P20"><text:span text:style-name="T14">8<text:tab/></text:span>Presents</text:p>
      <text:p text:style-name="P20"><text:span text:style-name="T14">8<text:tab/></text:span>Big Tree 1</text:p>
      <text:p text:style-name="P28"><text:span text:style-name="T12">1,8<text:tab/></text:span>Red Tinsel Tree Left</text:p>
      <text:p text:style-name="P28"><text:span text:style-name="T12">1,8<text:tab/></text:span>Red Tinsel Tree Right</text:p>
      <text:p text:style-name="P20"><text:span text:style-name="T11">8<text:tab/></text:span>Big Nick Blower</text:p>
      <text:p text:style-name="P20"><text:span text:style-name="T11">4,8<text:tab/></text:span>Big Nick Light</text:p>
      <text:p text:style-name="P20"><text:span text:style-name="T11">1,8<text:tab/></text:span>Big Nick Swirlies</text:p>
      <text:p text:style-name="P20"><text:span text:style-name="T11">8<text:tab/></text:span>Swirlies Candy Canes</text:p>
      <text:p text:style-name="P20"><text:span text:style-name="T13">8<text:tab/></text:span>Rainbow Trees</text:p>
      <text:p text:style-name="P26"><text:span text:style-name="T8">5,7<text:tab/></text:span>Mailboxes</text:p>
      <text:p text:style-name="P26"><text:span text:style-name="T8">5,7<text:tab/></text:span>Yule Log</text:p>
      <text:p text:style-name="P20"><text:span text:style-name="T11">1,8<text:tab/></text:span>Peace Sign</text:p>
      <text:p text:style-name="P9"><text:span text:style-name="T8">1,7<text:tab/></text:span>Candy Canes R1</text:p>
      <text:p text:style-name="P5"><text:span text:style-name="T8">2,7<text:tab/></text:span>Candy Canes G2</text:p>
      <text:p text:style-name="P22"><text:span text:style-name="T7">1,7<text:tab/></text:span><text:span text:style-name="T6">Candy Canes R3</text:span></text:p>
      <text:p text:style-name="P5"><text:span text:style-name="T8">2,7<text:tab/></text:span>Candy Canes G4</text:p>
      <text:p text:style-name="P20"><text:span text:style-name="T10">4,7<text:tab/></text:span>Spaghetti Monster</text:p>
      <text:p text:style-name="P34">3,7<text:tab/>Menorah</text:p>
      <text:p text:style-name="P34">3,7<text:tab/>Countown Timer &amp; Happy Holidays</text:p>
      <text:p text:style-name="P27"><text:span text:style-name="T10">4,7<text:tab/></text:span>UFOs 1 Left</text:p>
      <text:p text:style-name="P27">UFOs <text:span text:style-name="T1">2 Center</text:span></text:p>
      <text:p text:style-name="P37"><text:span text:style-name="T11">8<text:tab/></text:span>UFOs 3 Right</text:p>
      <text:p text:style-name="P20"><text:span text:style-name="T10">4,7<text:tab/></text:span>Snow Lake</text:p>
      <text:p text:style-name="P20"><text:span text:style-name="T15">8<text:tab/></text:span><text:span text:style-name="T17">T</text:span>rees Palm &amp; Willow</text:p>
      <text:p text:style-name="P24">Snowman Singer</text:p>
      <text:p text:style-name="P24"><text:span text:style-name="T19">10<text:tab/></text:span>Penguins</text:p>
      <text:p text:style-name="P18"><text:span text:style-name="T12">4,8<text:tab/></text:span>LED Diffraction Snowflakes</text:p>
      <text:p text:style-name="P23"><text:span text:style-name="T17">10<text:tab/></text:span>DMX Middle Wall to Left Bushes</text:p>
      <text:p text:style-name="P23"><text:span text:style-name="T17">10<text:tab/></text:span>DMX Left Bushes to Left Yard</text:p>
      <text:p text:style-name="P23"><text:span text:style-name="T17">10<text:tab/></text:span>DMX Left Yard to Tom Trees Row B</text:p>
      <text:p text:style-name="P23"><text:span text:style-name="T17">10<text:tab/></text:span>DMX Tom Trees Row B to A</text:p>
      <text:p text:style-name="P36"><text:span text:style-name="T10">5,7<text:tab/></text:span>Lamp Post (Betty’s)</text:p>
      <text:p text:style-name="P23">Festivus Pole RGB</text:p>
      <text:p text:style-name="P25">Festivus Pole Signs</text:p>
      <text:p text:style-name="P13">Power to Right Yard</text:p>
      <text:p text:style-name="P13">Power to Ctlr behind middle bushes, left</text:p>
      <text:p text:style-name="P13">Power from ^ to ctlr behind left bushes</text:p>
      <text:p text:style-name="P13">Power from ^ to left yard</text:p>
      <text:p text:style-name="P13">Power from ^ to Tom Trees</text:p>
      <text:p text:style-name="P13">Power to Inflatables (Rainbow tree and snowmen)</text:p>
      <text:p text:style-name="P10">1,4<text:tab/>Big Festive Wreath Red</text:p>
      <text:p text:style-name="P6">2,4<text:tab/>Big Festive Wreath Grn</text:p>
      <text:p text:style-name="P10">1<text:tab/>Bushes 4.1 Driveway Pink</text:p>
      <text:p text:style-name="P14">4<text:tab/>Bushes 4.4 Driveway White</text:p>
      <text:p text:style-name="P13"/>
      <text:p text:style-name="P17"><text:soft-page-break/></text:p>
      <text:p text:style-name="P15">Cables to be labeled, one end</text:p>
      <text:p text:style-name="P17"><text:span text:style-name="T17">10<text:tab/></text:span>Amplifier Power</text:p>
      <text:p text:style-name="P17"><text:span text:style-name="T17">10<text:tab/></text:span>Transmitter Power</text:p>
      <text:p text:style-name="P1"><text:span text:style-name="T4">6</text:span><text:span text:style-name="T3"><text:tab/></text:span>Network Ethernet Uplink</text:p>
      <text:p text:style-name="P3"><text:span text:style-name="T4">6</text:span><text:tab/>Mouse</text:p>
      <text:p text:style-name="P3"><text:span text:style-name="T4">6</text:span><text:tab/>Keyboard</text:p>
      <text:p text:style-name="P20"><text:span text:style-name="T13">8<text:tab/></text:span>Coexist Flag</text:p>
      <text:p text:style-name="P18"><text:span text:style-name="T17">8<text:tab/></text:span>Pwr Inj for Big Pixel Tree</text:p>
      <text:p text:style-name="P18"><text:span text:style-name="T17">8<text:tab/></text:span>Pwr Inj for Candy Cane Pixel Fence</text:p>
      <text:p text:style-name="P18">Pwr Inj Coro Snowflakes</text:p>
      <text:p text:style-name="P18"><text:span text:style-name="T18">10<text:tab/></text:span>APix16-01 Eaves 1 Left Horiz</text:p>
      <text:p text:style-name="P18"><text:span text:style-name="T18">10<text:tab/></text:span>APix16-02 Eaves 2 Left Diag</text:p>
      <text:p text:style-name="P18"><text:span text:style-name="T18">10<text:tab/></text:span>APix16-03 Eaves 3 Right Diag</text:p>
      <text:p text:style-name="P18"><text:span text:style-name="T18">10<text:tab/></text:span>APix16-04 Eaves 4 Right Horiz</text:p>
      <text:p text:style-name="P18"><text:span text:style-name="T18">10<text:tab/></text:span>APix16-? Big Pixel Tree</text:p>
      <text:p text:style-name="P18"><text:span text:style-name="T18">10<text:tab/></text:span>Apix16-? <text:span text:style-name="T2">Major Award</text:span></text:p>
      <text:p text:style-name="P18"><text:span text:style-name="T18">10<text:tab/></text:span>APix16-? Pixel Fence</text:p>
      <text:p text:style-name="P18"><text:span text:style-name="T18">10<text:tab/></text:span>APix16-? Coro Snowflakes</text:p>
      <text:p text:style-name="P18"><text:span text:style-name="T18">10<text:tab/></text:span>APix16-? Really Big Lights</text:p>
      <text:p text:style-name="P18"><text:span text:style-name="T18">10<text:tab/></text:span>APix16-? Airship</text:p>
      <text:p text:style-name="P23"><text:span text:style-name="T13">4,8<text:tab/></text:span>Inflatable Rainbow Tree Light</text:p>
      <text:p text:style-name="P32"><text:span text:style-name="T13">4,8<text:tab/></text:span>Inflatable Rainbow Tree <text:span text:style-name="T13">Blower</text:span></text:p>
      <text:p text:style-name="P29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15:45:20.616000000</meta:creation-date>
    <dc:date>2021-01-15T11:08:23.423000000</dc:date>
    <meta:editing-duration>PT1H20M30S</meta:editing-duration>
    <meta:editing-cycles>10</meta:editing-cycles>
    <meta:generator>LibreOffice/7.0.4.2$Windows_X86_64 LibreOffice_project/dcf040e67528d9187c66b2379df5ea4407429775</meta:generator>
    <meta:document-statistic meta:table-count="0" meta:image-count="0" meta:object-count="0" meta:page-count="3" meta:paragraph-count="118" meta:word-count="562" meta:character-count="2780" meta:non-whitespace-character-count="2336"/>
  </office:meta>
</office:document-meta>
</file>